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table:style-name="Default" office:value-type="string" calcext:value-type="string">
            <text:p>source: Exiobase 2.0 2007</text:p>
          </table:table-cell>
          <table:table-cell table:style-name="ce1" office:value-type="string" calcext:value-type="string">
            <text:p>Employment embodied in export (exp)</text:p>
          </table:table-cell>
          <table:table-cell table:style-name="ce1" office:value-type="string" calcext:value-type="string">
            <text:p>Employment embodied in import (imp)</text:p>
          </table:table-cell>
          <table:table-cell table:style-name="ce1" office:value-type="string" calcext:value-type="string">
            <text:p>imp/exp</text:p>
          </table:table-cell>
          <table:table-cell table:style-name="ce1" office:value-type="string" calcext:value-type="string">
            <text:p>Workforce (wf)</text:p>
          </table:table-cell>
          <table:table-cell table:style-name="ce1" office:value-type="string" calcext:value-type="string">
            <text:p>share_export: exp/wf</text:p>
          </table:table-cell>
          <table:table-cell table:style-name="ce1" office:value-type="string" calcext:value-type="string">
            <text:p>share_net_export: (exp-imp)/wf</text:p>
          </table:table-cell>
        </table:table-row>
        <table:table-row table:style-name="ro2">
          <table:table-cell office:value-type="string" calcext:value-type="string">
            <text:p>AT</text:p>
          </table:table-cell>
          <table:table-cell office:value-type="float" office:value="1306.889264" calcext:value-type="float">
            <text:p>1306.889264</text:p>
          </table:table-cell>
          <table:table-cell office:value-type="float" office:value="4195.010025" calcext:value-type="float">
            <text:p>4195.010025</text:p>
          </table:table-cell>
          <table:table-cell office:value-type="float" office:value="3.20992" calcext:value-type="float">
            <text:p>3.20992</text:p>
          </table:table-cell>
          <table:table-cell office:value-type="float" office:value="4163.215381" calcext:value-type="float">
            <text:p>4163.215381</text:p>
          </table:table-cell>
          <table:table-cell office:value-type="float" office:value="0.313913" calcext:value-type="float">
            <text:p>0.313913</text:p>
          </table:table-cell>
          <table:table-cell office:value-type="float" office:value="-0.693724" calcext:value-type="float">
            <text:p>-0.693724</text:p>
          </table:table-cell>
        </table:table-row>
        <table:table-row table:style-name="ro2">
          <table:table-cell office:value-type="string" calcext:value-type="string">
            <text:p>BE</text:p>
          </table:table-cell>
          <table:table-cell office:value-type="float" office:value="1484.183193" calcext:value-type="float">
            <text:p>1484.183193</text:p>
          </table:table-cell>
          <table:table-cell office:value-type="float" office:value="8333.444267" calcext:value-type="float">
            <text:p>8333.444267</text:p>
          </table:table-cell>
          <table:table-cell office:value-type="float" office:value="5.614835" calcext:value-type="float">
            <text:p>5.614835</text:p>
          </table:table-cell>
          <table:table-cell office:value-type="float" office:value="4380.907204" calcext:value-type="float">
            <text:p>4380.907204</text:p>
          </table:table-cell>
          <table:table-cell office:value-type="float" office:value="0.338784" calcext:value-type="float">
            <text:p>0.338784</text:p>
          </table:table-cell>
          <table:table-cell office:value-type="float" office:value="-1.563434" calcext:value-type="float">
            <text:p>-1.563434</text:p>
          </table:table-cell>
        </table:table-row>
        <table:table-row table:style-name="ro2">
          <table:table-cell office:value-type="string" calcext:value-type="string">
            <text:p>BG</text:p>
          </table:table-cell>
          <table:table-cell office:value-type="float" office:value="866.132349" calcext:value-type="float">
            <text:p>866.132349</text:p>
          </table:table-cell>
          <table:table-cell office:value-type="float" office:value="748.087594" calcext:value-type="float">
            <text:p>748.087594</text:p>
          </table:table-cell>
          <table:table-cell office:value-type="float" office:value="0.86371" calcext:value-type="float">
            <text:p>0.86371</text:p>
          </table:table-cell>
          <table:table-cell office:value-type="float" office:value="3269.278923" calcext:value-type="float">
            <text:p>3269.278923</text:p>
          </table:table-cell>
          <table:table-cell office:value-type="float" office:value="0.264931" calcext:value-type="float">
            <text:p>0.264931</text:p>
          </table:table-cell>
          <table:table-cell office:value-type="float" office:value="0.036107" calcext:value-type="float">
            <text:p>0.036107</text:p>
          </table:table-cell>
        </table:table-row>
        <table:table-row table:style-name="ro2">
          <table:table-cell office:value-type="string" calcext:value-type="string">
            <text:p>CY</text:p>
          </table:table-cell>
          <table:table-cell office:value-type="float" office:value="102.096482" calcext:value-type="float">
            <text:p>102.096482</text:p>
          </table:table-cell>
          <table:table-cell office:value-type="float" office:value="324.600909" calcext:value-type="float">
            <text:p>324.600909</text:p>
          </table:table-cell>
          <table:table-cell office:value-type="float" office:value="3.179355" calcext:value-type="float">
            <text:p>3.179355</text:p>
          </table:table-cell>
          <table:table-cell office:value-type="float" office:value="373.571455" calcext:value-type="float">
            <text:p>373.571455</text:p>
          </table:table-cell>
          <table:table-cell office:value-type="float" office:value="0.273298" calcext:value-type="float">
            <text:p>0.273298</text:p>
          </table:table-cell>
          <table:table-cell office:value-type="float" office:value="-0.595614" calcext:value-type="float">
            <text:p>-0.595614</text:p>
          </table:table-cell>
        </table:table-row>
        <table:table-row table:style-name="ro2">
          <table:table-cell office:value-type="string" calcext:value-type="string">
            <text:p>CZ</text:p>
          </table:table-cell>
          <table:table-cell office:value-type="float" office:value="2071.546528" calcext:value-type="float">
            <text:p>2071.546528</text:p>
          </table:table-cell>
          <table:table-cell office:value-type="float" office:value="2817.032587" calcext:value-type="float">
            <text:p>2817.032587</text:p>
          </table:table-cell>
          <table:table-cell office:value-type="float" office:value="1.359869" calcext:value-type="float">
            <text:p>1.359869</text:p>
          </table:table-cell>
          <table:table-cell office:value-type="float" office:value="5227.31616" calcext:value-type="float">
            <text:p>5227.31616</text:p>
          </table:table-cell>
          <table:table-cell office:value-type="float" office:value="0.396293" calcext:value-type="float">
            <text:p>0.396293</text:p>
          </table:table-cell>
          <table:table-cell office:value-type="float" office:value="-0.142614" calcext:value-type="float">
            <text:p>-0.142614</text:p>
          </table:table-cell>
        </table:table-row>
        <table:table-row table:style-name="ro2">
          <table:table-cell office:value-type="string" calcext:value-type="string">
            <text:p>DE</text:p>
          </table:table-cell>
          <table:table-cell office:value-type="float" office:value="10292.5019" calcext:value-type="float">
            <text:p>10292.5019</text:p>
          </table:table-cell>
          <table:table-cell office:value-type="float" office:value="44212.703531" calcext:value-type="float">
            <text:p>44212.703531</text:p>
          </table:table-cell>
          <table:table-cell office:value-type="float" office:value="4.295623" calcext:value-type="float">
            <text:p>4.295623</text:p>
          </table:table-cell>
          <table:table-cell office:value-type="float" office:value="39742.926844" calcext:value-type="float">
            <text:p>39742.926844</text:p>
          </table:table-cell>
          <table:table-cell office:value-type="float" office:value="0.258977" calcext:value-type="float">
            <text:p>0.258977</text:p>
          </table:table-cell>
          <table:table-cell office:value-type="float" office:value="-0.85349" calcext:value-type="float">
            <text:p>-0.85349</text:p>
          </table:table-cell>
        </table:table-row>
        <table:table-row table:style-name="ro2">
          <table:table-cell office:value-type="string" calcext:value-type="string">
            <text:p>DK</text:p>
          </table:table-cell>
          <table:table-cell office:value-type="float" office:value="700.006669" calcext:value-type="float">
            <text:p>700.006669</text:p>
          </table:table-cell>
          <table:table-cell office:value-type="float" office:value="3475.824688" calcext:value-type="float">
            <text:p>3475.824688</text:p>
          </table:table-cell>
          <table:table-cell office:value-type="float" office:value="4.965417" calcext:value-type="float">
            <text:p>4.965417</text:p>
          </table:table-cell>
          <table:table-cell office:value-type="float" office:value="2862.056711" calcext:value-type="float">
            <text:p>2862.056711</text:p>
          </table:table-cell>
          <table:table-cell office:value-type="float" office:value="0.244582" calcext:value-type="float">
            <text:p>0.244582</text:p>
          </table:table-cell>
          <table:table-cell office:value-type="float" office:value="-0.969868" calcext:value-type="float">
            <text:p>-0.969868</text:p>
          </table:table-cell>
        </table:table-row>
        <table:table-row table:style-name="ro2">
          <table:table-cell office:value-type="string" calcext:value-type="string">
            <text:p>EE</text:p>
          </table:table-cell>
          <table:table-cell office:value-type="float" office:value="223.038825" calcext:value-type="float">
            <text:p>223.038825</text:p>
          </table:table-cell>
          <table:table-cell office:value-type="float" office:value="564.369164" calcext:value-type="float">
            <text:p>564.369164</text:p>
          </table:table-cell>
          <table:table-cell office:value-type="float" office:value="2.530363" calcext:value-type="float">
            <text:p>2.530363</text:p>
          </table:table-cell>
          <table:table-cell office:value-type="float" office:value="655.99269" calcext:value-type="float">
            <text:p>655.99269</text:p>
          </table:table-cell>
          <table:table-cell office:value-type="float" office:value="0.340002" calcext:value-type="float">
            <text:p>0.340002</text:p>
          </table:table-cell>
          <table:table-cell office:value-type="float" office:value="-0.520326" calcext:value-type="float">
            <text:p>-0.520326</text:p>
          </table:table-cell>
        </table:table-row>
        <table:table-row table:style-name="ro2">
          <table:table-cell office:value-type="string" calcext:value-type="string">
            <text:p>ES</text:p>
          </table:table-cell>
          <table:table-cell office:value-type="float" office:value="3430.280892" calcext:value-type="float">
            <text:p>3430.280892</text:p>
          </table:table-cell>
          <table:table-cell office:value-type="float" office:value="22460.687861" calcext:value-type="float">
            <text:p>22460.687861</text:p>
          </table:table-cell>
          <table:table-cell office:value-type="float" office:value="6.547769" calcext:value-type="float">
            <text:p>6.547769</text:p>
          </table:table-cell>
          <table:table-cell office:value-type="float" office:value="20634.5146" calcext:value-type="float">
            <text:p>20634.5146</text:p>
          </table:table-cell>
          <table:table-cell office:value-type="float" office:value="0.16624" calcext:value-type="float">
            <text:p>0.16624</text:p>
          </table:table-cell>
          <table:table-cell office:value-type="float" office:value="-0.922261" calcext:value-type="float">
            <text:p>-0.922261</text:p>
          </table:table-cell>
        </table:table-row>
        <table:table-row table:style-name="ro2">
          <table:table-cell office:value-type="string" calcext:value-type="string">
            <text:p>FI</text:p>
          </table:table-cell>
          <table:table-cell office:value-type="float" office:value="601.830997" calcext:value-type="float">
            <text:p>601.830997</text:p>
          </table:table-cell>
          <table:table-cell office:value-type="float" office:value="2586.208418" calcext:value-type="float">
            <text:p>2586.208418</text:p>
          </table:table-cell>
          <table:table-cell office:value-type="float" office:value="4.297234" calcext:value-type="float">
            <text:p>4.297234</text:p>
          </table:table-cell>
          <table:table-cell office:value-type="float" office:value="2487.184244" calcext:value-type="float">
            <text:p>2487.184244</text:p>
          </table:table-cell>
          <table:table-cell office:value-type="float" office:value="0.241973" calcext:value-type="float">
            <text:p>0.241973</text:p>
          </table:table-cell>
          <table:table-cell office:value-type="float" office:value="-0.797841" calcext:value-type="float">
            <text:p>-0.797841</text:p>
          </table:table-cell>
        </table:table-row>
        <table:table-row table:style-name="ro2">
          <table:table-cell office:value-type="string" calcext:value-type="string">
            <text:p>FR</text:p>
          </table:table-cell>
          <table:table-cell office:value-type="float" office:value="4427.02528" calcext:value-type="float">
            <text:p>4427.02528</text:p>
          </table:table-cell>
          <table:table-cell office:value-type="float" office:value="34473.102406" calcext:value-type="float">
            <text:p>34473.102406</text:p>
          </table:table-cell>
          <table:table-cell office:value-type="float" office:value="7.786968" calcext:value-type="float">
            <text:p>7.786968</text:p>
          </table:table-cell>
          <table:table-cell office:value-type="float" office:value="25713.450318" calcext:value-type="float">
            <text:p>25713.450318</text:p>
          </table:table-cell>
          <table:table-cell office:value-type="float" office:value="0.172168" calcext:value-type="float">
            <text:p>0.172168</text:p>
          </table:table-cell>
          <table:table-cell office:value-type="float" office:value="-1.168497" calcext:value-type="float">
            <text:p>-1.168497</text:p>
          </table:table-cell>
        </table:table-row>
        <table:table-row table:style-name="ro2">
          <table:table-cell office:value-type="string" calcext:value-type="string">
            <text:p>GR</text:p>
          </table:table-cell>
          <table:table-cell office:value-type="float" office:value="618.88783" calcext:value-type="float">
            <text:p>618.88783</text:p>
          </table:table-cell>
          <table:table-cell office:value-type="float" office:value="5845.506199" calcext:value-type="float">
            <text:p>5845.506199</text:p>
          </table:table-cell>
          <table:table-cell office:value-type="float" office:value="9.445179" calcext:value-type="float">
            <text:p>9.445179</text:p>
          </table:table-cell>
          <table:table-cell office:value-type="float" office:value="4783.73183" calcext:value-type="float">
            <text:p>4783.73183</text:p>
          </table:table-cell>
          <table:table-cell office:value-type="float" office:value="0.129373" calcext:value-type="float">
            <text:p>0.129373</text:p>
          </table:table-cell>
          <table:table-cell office:value-type="float" office:value="-1.092582" calcext:value-type="float">
            <text:p>-1.092582</text:p>
          </table:table-cell>
        </table:table-row>
        <table:table-row table:style-name="ro2">
          <table:table-cell office:value-type="string" calcext:value-type="string">
            <text:p>HU</text:p>
          </table:table-cell>
          <table:table-cell office:value-type="float" office:value="1532.908796" calcext:value-type="float">
            <text:p>1532.908796</text:p>
          </table:table-cell>
          <table:table-cell office:value-type="float" office:value="2056.717791" calcext:value-type="float">
            <text:p>2056.717791</text:p>
          </table:table-cell>
          <table:table-cell office:value-type="float" office:value="1.341709" calcext:value-type="float">
            <text:p>1.341709</text:p>
          </table:table-cell>
          <table:table-cell office:value-type="float" office:value="4171.722452" calcext:value-type="float">
            <text:p>4171.722452</text:p>
          </table:table-cell>
          <table:table-cell office:value-type="float" office:value="0.367452" calcext:value-type="float">
            <text:p>0.367452</text:p>
          </table:table-cell>
          <table:table-cell office:value-type="float" office:value="-0.125562" calcext:value-type="float">
            <text:p>-0.125562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667.5042" calcext:value-type="float">
            <text:p>667.5042</text:p>
          </table:table-cell>
          <table:table-cell office:value-type="float" office:value="3640.004375" calcext:value-type="float">
            <text:p>3640.004375</text:p>
          </table:table-cell>
          <table:table-cell office:value-type="float" office:value="5.453156" calcext:value-type="float">
            <text:p>5.453156</text:p>
          </table:table-cell>
          <table:table-cell office:value-type="float" office:value="2121.875408" calcext:value-type="float">
            <text:p>2121.875408</text:p>
          </table:table-cell>
          <table:table-cell office:value-type="float" office:value="0.314582" calcext:value-type="float">
            <text:p>0.314582</text:p>
          </table:table-cell>
          <table:table-cell office:value-type="float" office:value="-1.400883" calcext:value-type="float">
            <text:p>-1.400883</text:p>
          </table:table-cell>
        </table:table-row>
        <table:table-row table:style-name="ro2">
          <table:table-cell office:value-type="string" calcext:value-type="string">
            <text:p>IT</text:p>
          </table:table-cell>
          <table:table-cell office:value-type="float" office:value="4985.217765" calcext:value-type="float">
            <text:p>4985.217765</text:p>
          </table:table-cell>
          <table:table-cell office:value-type="float" office:value="28123.374266" calcext:value-type="float">
            <text:p>28123.374266</text:p>
          </table:table-cell>
          <table:table-cell office:value-type="float" office:value="5.641353" calcext:value-type="float">
            <text:p>5.641353</text:p>
          </table:table-cell>
          <table:table-cell office:value-type="float" office:value="25196.604684" calcext:value-type="float">
            <text:p>25196.604684</text:p>
          </table:table-cell>
          <table:table-cell office:value-type="float" office:value="0.197853" calcext:value-type="float">
            <text:p>0.197853</text:p>
          </table:table-cell>
          <table:table-cell office:value-type="float" office:value="-0.918305" calcext:value-type="float">
            <text:p>-0.918305</text:p>
          </table:table-cell>
        </table:table-row>
        <table:table-row table:style-name="ro2">
          <table:table-cell office:value-type="string" calcext:value-type="string">
            <text:p>LT</text:p>
          </table:table-cell>
          <table:table-cell office:value-type="float" office:value="425.486154" calcext:value-type="float">
            <text:p>425.486154</text:p>
          </table:table-cell>
          <table:table-cell office:value-type="float" office:value="786.511388" calcext:value-type="float">
            <text:p>786.511388</text:p>
          </table:table-cell>
          <table:table-cell office:value-type="float" office:value="1.848501" calcext:value-type="float">
            <text:p>1.848501</text:p>
          </table:table-cell>
          <table:table-cell office:value-type="float" office:value="1535.044295" calcext:value-type="float">
            <text:p>1535.044295</text:p>
          </table:table-cell>
          <table:table-cell office:value-type="float" office:value="0.277182" calcext:value-type="float">
            <text:p>0.277182</text:p>
          </table:table-cell>
          <table:table-cell office:value-type="float" office:value="-0.235189" calcext:value-type="float">
            <text:p>-0.235189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float" office:value="165.949061" calcext:value-type="float">
            <text:p>165.949061</text:p>
          </table:table-cell>
          <table:table-cell office:value-type="float" office:value="813.381622" calcext:value-type="float">
            <text:p>813.381622</text:p>
          </table:table-cell>
          <table:table-cell office:value-type="float" office:value="4.901393" calcext:value-type="float">
            <text:p>4.901393</text:p>
          </table:table-cell>
          <table:table-cell office:value-type="float" office:value="333.407326" calcext:value-type="float">
            <text:p>333.407326</text:p>
          </table:table-cell>
          <table:table-cell office:value-type="float" office:value="0.497737" calcext:value-type="float">
            <text:p>0.497737</text:p>
          </table:table-cell>
          <table:table-cell office:value-type="float" office:value="-1.941867" calcext:value-type="float">
            <text:p>-1.941867</text:p>
          </table:table-cell>
        </table:table-row>
        <table:table-row table:style-name="ro2">
          <table:table-cell office:value-type="string" calcext:value-type="string">
            <text:p>LV</text:p>
          </table:table-cell>
          <table:table-cell office:value-type="float" office:value="295.260795" calcext:value-type="float">
            <text:p>295.260795</text:p>
          </table:table-cell>
          <table:table-cell office:value-type="float" office:value="623.350431" calcext:value-type="float">
            <text:p>623.350431</text:p>
          </table:table-cell>
          <table:table-cell office:value-type="float" office:value="2.111186" calcext:value-type="float">
            <text:p>2.111186</text:p>
          </table:table-cell>
          <table:table-cell office:value-type="float" office:value="1117.128028" calcext:value-type="float">
            <text:p>1117.128028</text:p>
          </table:table-cell>
          <table:table-cell office:value-type="float" office:value="0.264303" calcext:value-type="float">
            <text:p>0.264303</text:p>
          </table:table-cell>
          <table:table-cell office:value-type="float" office:value="-0.29369" calcext:value-type="float">
            <text:p>-0.29369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office:value-type="float" office:value="53.975028" calcext:value-type="float">
            <text:p>53.975028</text:p>
          </table:table-cell>
          <table:table-cell office:value-type="float" office:value="161.072392" calcext:value-type="float">
            <text:p>161.072392</text:p>
          </table:table-cell>
          <table:table-cell office:value-type="float" office:value="2.984202" calcext:value-type="float">
            <text:p>2.984202</text:p>
          </table:table-cell>
          <table:table-cell office:value-type="float" office:value="156.179697" calcext:value-type="float">
            <text:p>156.179697</text:p>
          </table:table-cell>
          <table:table-cell office:value-type="float" office:value="0.345596" calcext:value-type="float">
            <text:p>0.345596</text:p>
          </table:table-cell>
          <table:table-cell office:value-type="float" office:value="-0.685732" calcext:value-type="float">
            <text:p>-0.685732</text:p>
          </table:table-cell>
        </table:table-row>
        <table:table-row table:style-name="ro2">
          <table:table-cell office:value-type="string" calcext:value-type="string">
            <text:p>NL</text:p>
          </table:table-cell>
          <table:table-cell office:value-type="float" office:value="2647.729177" calcext:value-type="float">
            <text:p>2647.729177</text:p>
          </table:table-cell>
          <table:table-cell office:value-type="float" office:value="13233.540898" calcext:value-type="float">
            <text:p>13233.540898</text:p>
          </table:table-cell>
          <table:table-cell office:value-type="float" office:value="4.998072" calcext:value-type="float">
            <text:p>4.998072</text:p>
          </table:table-cell>
          <table:table-cell office:value-type="float" office:value="8611.361301" calcext:value-type="float">
            <text:p>8611.361301</text:p>
          </table:table-cell>
          <table:table-cell office:value-type="float" office:value="0.307469" calcext:value-type="float">
            <text:p>0.307469</text:p>
          </table:table-cell>
          <table:table-cell office:value-type="float" office:value="-1.229284" calcext:value-type="float">
            <text:p>-1.229284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float" office:value="4017.48224" calcext:value-type="float">
            <text:p>4017.48224</text:p>
          </table:table-cell>
          <table:table-cell office:value-type="float" office:value="6334.005954" calcext:value-type="float">
            <text:p>6334.005954</text:p>
          </table:table-cell>
          <table:table-cell office:value-type="float" office:value="1.576611" calcext:value-type="float">
            <text:p>1.576611</text:p>
          </table:table-cell>
          <table:table-cell office:value-type="float" office:value="15181.371322" calcext:value-type="float">
            <text:p>15181.371322</text:p>
          </table:table-cell>
          <table:table-cell office:value-type="float" office:value="0.264632" calcext:value-type="float">
            <text:p>0.264632</text:p>
          </table:table-cell>
          <table:table-cell office:value-type="float" office:value="-0.15259" calcext:value-type="float">
            <text:p>-0.15259</text:p>
          </table:table-cell>
        </table:table-row>
        <table:table-row table:style-name="ro2">
          <table:table-cell office:value-type="string" calcext:value-type="string">
            <text:p>PT</text:p>
          </table:table-cell>
          <table:table-cell office:value-type="float" office:value="1073.567451" calcext:value-type="float">
            <text:p>1073.567451</text:p>
          </table:table-cell>
          <table:table-cell office:value-type="float" office:value="4032.851053" calcext:value-type="float">
            <text:p>4032.851053</text:p>
          </table:table-cell>
          <table:table-cell office:value-type="float" office:value="3.756495" calcext:value-type="float">
            <text:p>3.756495</text:p>
          </table:table-cell>
          <table:table-cell office:value-type="float" office:value="5168.623681" calcext:value-type="float">
            <text:p>5168.623681</text:p>
          </table:table-cell>
          <table:table-cell office:value-type="float" office:value="0.207709" calcext:value-type="float">
            <text:p>0.207709</text:p>
          </table:table-cell>
          <table:table-cell office:value-type="float" office:value="-0.572548" calcext:value-type="float">
            <text:p>-0.572548</text:p>
          </table:table-cell>
        </table:table-row>
        <table:table-row table:style-name="ro2">
          <table:table-cell office:value-type="string" calcext:value-type="string">
            <text:p>RO</text:p>
          </table:table-cell>
          <table:table-cell office:value-type="float" office:value="1980.676388" calcext:value-type="float">
            <text:p>1980.676388</text:p>
          </table:table-cell>
          <table:table-cell office:value-type="float" office:value="2514.405588" calcext:value-type="float">
            <text:p>2514.405588</text:p>
          </table:table-cell>
          <table:table-cell office:value-type="float" office:value="1.269468" calcext:value-type="float">
            <text:p>1.269468</text:p>
          </table:table-cell>
          <table:table-cell office:value-type="float" office:value="9351.454157" calcext:value-type="float">
            <text:p>9351.454157</text:p>
          </table:table-cell>
          <table:table-cell office:value-type="float" office:value="0.211804" calcext:value-type="float">
            <text:p>0.211804</text:p>
          </table:table-cell>
          <table:table-cell office:value-type="float" office:value="-0.057074" calcext:value-type="float">
            <text:p>-0.057074</text:p>
          </table:table-cell>
        </table:table-row>
        <table:table-row table:style-name="ro2">
          <table:table-cell office:value-type="string" calcext:value-type="string">
            <text:p>SE</text:p>
          </table:table-cell>
          <table:table-cell office:value-type="float" office:value="1262.069929" calcext:value-type="float">
            <text:p>1262.069929</text:p>
          </table:table-cell>
          <table:table-cell office:value-type="float" office:value="4432.068243" calcext:value-type="float">
            <text:p>4432.068243</text:p>
          </table:table-cell>
          <table:table-cell office:value-type="float" office:value="3.511745" calcext:value-type="float">
            <text:p>3.511745</text:p>
          </table:table-cell>
          <table:table-cell office:value-type="float" office:value="4526.593528" calcext:value-type="float">
            <text:p>4526.593528</text:p>
          </table:table-cell>
          <table:table-cell office:value-type="float" office:value="0.278812" calcext:value-type="float">
            <text:p>0.278812</text:p>
          </table:table-cell>
          <table:table-cell office:value-type="float" office:value="-0.700305" calcext:value-type="float">
            <text:p>-0.700305</text:p>
          </table:table-cell>
        </table:table-row>
        <table:table-row table:style-name="ro2">
          <table:table-cell office:value-type="string" calcext:value-type="string">
            <text:p>SI</text:p>
          </table:table-cell>
          <table:table-cell office:value-type="float" office:value="347.366736" calcext:value-type="float">
            <text:p>347.366736</text:p>
          </table:table-cell>
          <table:table-cell office:value-type="float" office:value="945.101017" calcext:value-type="float">
            <text:p>945.101017</text:p>
          </table:table-cell>
          <table:table-cell office:value-type="float" office:value="2.720759" calcext:value-type="float">
            <text:p>2.720759</text:p>
          </table:table-cell>
          <table:table-cell office:value-type="float" office:value="962.883538" calcext:value-type="float">
            <text:p>962.883538</text:p>
          </table:table-cell>
          <table:table-cell office:value-type="float" office:value="0.360757" calcext:value-type="float">
            <text:p>0.360757</text:p>
          </table:table-cell>
          <table:table-cell office:value-type="float" office:value="-0.620775" calcext:value-type="float">
            <text:p>-0.620775</text:p>
          </table:table-cell>
        </table:table-row>
        <table:table-row table:style-name="ro2">
          <table:table-cell office:value-type="string" calcext:value-type="string">
            <text:p>SK</text:p>
          </table:table-cell>
          <table:table-cell office:value-type="float" office:value="860.906819" calcext:value-type="float">
            <text:p>860.906819</text:p>
          </table:table-cell>
          <table:table-cell office:value-type="float" office:value="2295.536489" calcext:value-type="float">
            <text:p>2295.536489</text:p>
          </table:table-cell>
          <table:table-cell office:value-type="float" office:value="2.666417" calcext:value-type="float">
            <text:p>2.666417</text:p>
          </table:table-cell>
          <table:table-cell office:value-type="float" office:value="2178.527834" calcext:value-type="float">
            <text:p>2178.527834</text:p>
          </table:table-cell>
          <table:table-cell office:value-type="float" office:value="0.395178" calcext:value-type="float">
            <text:p>0.395178</text:p>
          </table:table-cell>
          <table:table-cell office:value-type="float" office:value="-0.658532" calcext:value-type="float">
            <text:p>-0.658532</text:p>
          </table:table-cell>
        </table:table-row>
        <table:table-row table:style-name="ro2">
          <table:table-cell office:value-type="string" calcext:value-type="string">
            <text:p>GB</text:p>
          </table:table-cell>
          <table:table-cell office:value-type="float" office:value="5503.916271" calcext:value-type="float">
            <text:p>5503.916271</text:p>
          </table:table-cell>
          <table:table-cell office:value-type="float" office:value="42915.858448" calcext:value-type="float">
            <text:p>42915.858448</text:p>
          </table:table-cell>
          <table:table-cell office:value-type="float" office:value="7.797331" calcext:value-type="float">
            <text:p>7.797331</text:p>
          </table:table-cell>
          <table:table-cell office:value-type="float" office:value="31502.885405" calcext:value-type="float">
            <text:p>31502.885405</text:p>
          </table:table-cell>
          <table:table-cell office:value-type="float" office:value="0.174711" calcext:value-type="float">
            <text:p>0.174711</text:p>
          </table:table-cell>
          <table:table-cell office:value-type="float" office:value="-1.187572" calcext:value-type="float">
            <text:p>-1.187572</text:p>
          </table:table-cell>
        </table:table-row>
        <table:table-row table:style-name="ro2">
          <table:table-cell office:value-type="string" calcext:value-type="string">
            <text:p>US</text:p>
          </table:table-cell>
          <table:table-cell office:value-type="float" office:value="9520.120454" calcext:value-type="float">
            <text:p>9520.120454</text:p>
          </table:table-cell>
          <table:table-cell office:value-type="float" office:value="117091.488508" calcext:value-type="float">
            <text:p>117091.488508</text:p>
          </table:table-cell>
          <table:table-cell office:value-type="float" office:value="12.29937" calcext:value-type="float">
            <text:p>12.29937</text:p>
          </table:table-cell>
          <table:table-cell office:value-type="float" office:value="152884.93045" calcext:value-type="float">
            <text:p>152884.93045</text:p>
          </table:table-cell>
          <table:table-cell office:value-type="float" office:value="0.06227" calcext:value-type="float">
            <text:p>0.06227</text:p>
          </table:table-cell>
          <table:table-cell office:value-type="float" office:value="-0.70361" calcext:value-type="float">
            <text:p>-0.70361</text:p>
          </table:table-cell>
        </table:table-row>
        <table:table-row table:style-name="ro2">
          <table:table-cell office:value-type="string" calcext:value-type="string">
            <text:p>JP</text:p>
          </table:table-cell>
          <table:table-cell office:value-type="float" office:value="7060.765324" calcext:value-type="float">
            <text:p>7060.765324</text:p>
          </table:table-cell>
          <table:table-cell office:value-type="float" office:value="43450.21437" calcext:value-type="float">
            <text:p>43450.21437</text:p>
          </table:table-cell>
          <table:table-cell office:value-type="float" office:value="6.153754" calcext:value-type="float">
            <text:p>6.153754</text:p>
          </table:table-cell>
          <table:table-cell office:value-type="float" office:value="64449.736169" calcext:value-type="float">
            <text:p>64449.736169</text:p>
          </table:table-cell>
          <table:table-cell office:value-type="float" office:value="0.109555" calcext:value-type="float">
            <text:p>0.109555</text:p>
          </table:table-cell>
          <table:table-cell office:value-type="float" office:value="-0.564618" calcext:value-type="float">
            <text:p>-0.564618</text:p>
          </table:table-cell>
        </table:table-row>
        <table:table-row table:style-name="ro2">
          <table:table-cell office:value-type="string" calcext:value-type="string">
            <text:p>CN</text:p>
          </table:table-cell>
          <table:table-cell office:value-type="float" office:value="155069.182878" calcext:value-type="float">
            <text:p>155069.182878</text:p>
          </table:table-cell>
          <table:table-cell office:value-type="float" office:value="43110.249268" calcext:value-type="float">
            <text:p>43110.249268</text:p>
          </table:table-cell>
          <table:table-cell office:value-type="float" office:value="0.278007" calcext:value-type="float">
            <text:p>0.278007</text:p>
          </table:table-cell>
          <table:table-cell office:value-type="float" office:value="770165.882889" calcext:value-type="float">
            <text:p>770165.882889</text:p>
          </table:table-cell>
          <table:table-cell office:value-type="float" office:value="0.201345" calcext:value-type="float">
            <text:p>0.201345</text:p>
          </table:table-cell>
          <table:table-cell office:value-type="float" office:value="0.14537" calcext:value-type="float">
            <text:p>0.14537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3596.269004" calcext:value-type="float">
            <text:p>3596.269004</text:p>
          </table:table-cell>
          <table:table-cell office:value-type="float" office:value="18996.3546" calcext:value-type="float">
            <text:p>18996.3546</text:p>
          </table:table-cell>
          <table:table-cell office:value-type="float" office:value="5.28224" calcext:value-type="float">
            <text:p>5.28224</text:p>
          </table:table-cell>
          <table:table-cell office:value-type="float" office:value="17116.17192" calcext:value-type="float">
            <text:p>17116.17192</text:p>
          </table:table-cell>
          <table:table-cell office:value-type="float" office:value="0.210109" calcext:value-type="float">
            <text:p>0.210109</text:p>
          </table:table-cell>
          <table:table-cell office:value-type="float" office:value="-0.899739" calcext:value-type="float">
            <text:p>-0.899739</text:p>
          </table:table-cell>
        </table:table-row>
        <table:table-row table:style-name="ro2">
          <table:table-cell office:value-type="string" calcext:value-type="string">
            <text:p>KR</text:p>
          </table:table-cell>
          <table:table-cell office:value-type="float" office:value="5110.913098" calcext:value-type="float">
            <text:p>5110.913098</text:p>
          </table:table-cell>
          <table:table-cell office:value-type="float" office:value="16690.440714" calcext:value-type="float">
            <text:p>16690.440714</text:p>
          </table:table-cell>
          <table:table-cell office:value-type="float" office:value="3.265648" calcext:value-type="float">
            <text:p>3.265648</text:p>
          </table:table-cell>
          <table:table-cell office:value-type="float" office:value="23426.455825" calcext:value-type="float">
            <text:p>23426.455825</text:p>
          </table:table-cell>
          <table:table-cell office:value-type="float" office:value="0.218168" calcext:value-type="float">
            <text:p>0.218168</text:p>
          </table:table-cell>
          <table:table-cell office:value-type="float" office:value="-0.494293" calcext:value-type="float">
            <text:p>-0.494293</text:p>
          </table:table-cell>
        </table:table-row>
        <table:table-row table:style-name="ro2">
          <table:table-cell office:value-type="string" calcext:value-type="string">
            <text:p>BR</text:p>
          </table:table-cell>
          <table:table-cell office:value-type="float" office:value="11755.489234" calcext:value-type="float">
            <text:p>11755.489234</text:p>
          </table:table-cell>
          <table:table-cell office:value-type="float" office:value="8611.706564" calcext:value-type="float">
            <text:p>8611.706564</text:p>
          </table:table-cell>
          <table:table-cell office:value-type="float" office:value="0.732569" calcext:value-type="float">
            <text:p>0.732569</text:p>
          </table:table-cell>
          <table:table-cell office:value-type="float" office:value="90592.450954" calcext:value-type="float">
            <text:p>90592.450954</text:p>
          </table:table-cell>
          <table:table-cell office:value-type="float" office:value="0.129762" calcext:value-type="float">
            <text:p>0.129762</text:p>
          </table:table-cell>
          <table:table-cell office:value-type="float" office:value="0.034702" calcext:value-type="float">
            <text:p>0.034702</text:p>
          </table:table-cell>
        </table:table-row>
        <table:table-row table:style-name="ro2">
          <table:table-cell office:value-type="string" calcext:value-type="string">
            <text:p>IN</text:p>
          </table:table-cell>
          <table:table-cell office:value-type="float" office:value="47245.348314" calcext:value-type="float">
            <text:p>47245.348314</text:p>
          </table:table-cell>
          <table:table-cell office:value-type="float" office:value="12488.939803" calcext:value-type="float">
            <text:p>12488.939803</text:p>
          </table:table-cell>
          <table:table-cell office:value-type="float" office:value="0.264342" calcext:value-type="float">
            <text:p>0.264342</text:p>
          </table:table-cell>
          <table:table-cell office:value-type="float" office:value="460307.579705" calcext:value-type="float">
            <text:p>460307.579705</text:p>
          </table:table-cell>
          <table:table-cell office:value-type="float" office:value="0.102639" calcext:value-type="float">
            <text:p>0.102639</text:p>
          </table:table-cell>
          <table:table-cell office:value-type="float" office:value="0.075507" calcext:value-type="float">
            <text:p>0.075507</text:p>
          </table:table-cell>
        </table:table-row>
        <table:table-row table:style-name="ro2">
          <table:table-cell office:value-type="string" calcext:value-type="string">
            <text:p>MX</text:p>
          </table:table-cell>
          <table:table-cell office:value-type="float" office:value="5729.968424" calcext:value-type="float">
            <text:p>5729.968424</text:p>
          </table:table-cell>
          <table:table-cell office:value-type="float" office:value="9429.34679" calcext:value-type="float">
            <text:p>9429.34679</text:p>
          </table:table-cell>
          <table:table-cell office:value-type="float" office:value="1.645619" calcext:value-type="float">
            <text:p>1.645619</text:p>
          </table:table-cell>
          <table:table-cell office:value-type="float" office:value="42595.876144" calcext:value-type="float">
            <text:p>42595.876144</text:p>
          </table:table-cell>
          <table:table-cell office:value-type="float" office:value="0.134519" calcext:value-type="float">
            <text:p>0.134519</text:p>
          </table:table-cell>
          <table:table-cell office:value-type="float" office:value="-0.086848" calcext:value-type="float">
            <text:p>-0.086848</text:p>
          </table:table-cell>
        </table:table-row>
        <table:table-row table:style-name="ro2">
          <table:table-cell office:value-type="string" calcext:value-type="string">
            <text:p>RU</text:p>
          </table:table-cell>
          <table:table-cell office:value-type="float" office:value="14325.36052" calcext:value-type="float">
            <text:p>14325.36052</text:p>
          </table:table-cell>
          <table:table-cell office:value-type="float" office:value="32659.830387" calcext:value-type="float">
            <text:p>32659.830387</text:p>
          </table:table-cell>
          <table:table-cell office:value-type="float" office:value="2.279861" calcext:value-type="float">
            <text:p>2.279861</text:p>
          </table:table-cell>
          <table:table-cell office:value-type="float" office:value="70598.766156" calcext:value-type="float">
            <text:p>70598.766156</text:p>
          </table:table-cell>
          <table:table-cell office:value-type="float" office:value="0.202912" calcext:value-type="float">
            <text:p>0.202912</text:p>
          </table:table-cell>
          <table:table-cell office:value-type="float" office:value="-0.2597" calcext:value-type="float">
            <text:p>-0.2597</text:p>
          </table:table-cell>
        </table:table-row>
        <table:table-row table:style-name="ro2">
          <table:table-cell office:value-type="string" calcext:value-type="string">
            <text:p>AU</text:p>
          </table:table-cell>
          <table:table-cell office:value-type="float" office:value="1358.528595" calcext:value-type="float">
            <text:p>1358.528595</text:p>
          </table:table-cell>
          <table:table-cell office:value-type="float" office:value="15408.831376" calcext:value-type="float">
            <text:p>15408.831376</text:p>
          </table:table-cell>
          <table:table-cell office:value-type="float" office:value="11.342294" calcext:value-type="float">
            <text:p>11.342294</text:p>
          </table:table-cell>
          <table:table-cell office:value-type="float" office:value="10514.5751" calcext:value-type="float">
            <text:p>10514.5751</text:p>
          </table:table-cell>
          <table:table-cell office:value-type="float" office:value="0.129204" calcext:value-type="float">
            <text:p>0.129204</text:p>
          </table:table-cell>
          <table:table-cell office:value-type="float" office:value="-1.336269" calcext:value-type="float">
            <text:p>-1.336269</text:p>
          </table:table-cell>
        </table:table-row>
        <table:table-row table:style-name="ro2">
          <table:table-cell office:value-type="string" calcext:value-type="string">
            <text:p>CH</text:p>
          </table:table-cell>
          <table:table-cell office:value-type="float" office:value="1221.952466" calcext:value-type="float">
            <text:p>1221.952466</text:p>
          </table:table-cell>
          <table:table-cell office:value-type="float" office:value="4264.307018" calcext:value-type="float">
            <text:p>4264.307018</text:p>
          </table:table-cell>
          <table:table-cell office:value-type="float" office:value="3.489749" calcext:value-type="float">
            <text:p>3.489749</text:p>
          </table:table-cell>
          <table:table-cell office:value-type="float" office:value="4415.231422" calcext:value-type="float">
            <text:p>4415.231422</text:p>
          </table:table-cell>
          <table:table-cell office:value-type="float" office:value="0.276758" calcext:value-type="float">
            <text:p>0.276758</text:p>
          </table:table-cell>
          <table:table-cell office:value-type="float" office:value="-0.689059" calcext:value-type="float">
            <text:p>-0.689059</text:p>
          </table:table-cell>
        </table:table-row>
        <table:table-row table:style-name="ro2">
          <table:table-cell office:value-type="string" calcext:value-type="string">
            <text:p>TR</text:p>
          </table:table-cell>
          <table:table-cell office:value-type="float" office:value="3871.972902" calcext:value-type="float">
            <text:p>3871.972902</text:p>
          </table:table-cell>
          <table:table-cell office:value-type="float" office:value="9228.256843" calcext:value-type="float">
            <text:p>9228.256843</text:p>
          </table:table-cell>
          <table:table-cell office:value-type="float" office:value="2.383347" calcext:value-type="float">
            <text:p>2.383347</text:p>
          </table:table-cell>
          <table:table-cell office:value-type="float" office:value="20744.619609" calcext:value-type="float">
            <text:p>20744.619609</text:p>
          </table:table-cell>
          <table:table-cell office:value-type="float" office:value="0.18665" calcext:value-type="float">
            <text:p>0.18665</text:p>
          </table:table-cell>
          <table:table-cell office:value-type="float" office:value="-0.258201" calcext:value-type="float">
            <text:p>-0.258201</text:p>
          </table:table-cell>
        </table:table-row>
        <table:table-row table:style-name="ro2">
          <table:table-cell office:value-type="string" calcext:value-type="string">
            <text:p>TW</text:p>
          </table:table-cell>
          <table:table-cell office:value-type="float" office:value="3495.489658" calcext:value-type="float">
            <text:p>3495.489658</text:p>
          </table:table-cell>
          <table:table-cell office:value-type="float" office:value="7151.91187" calcext:value-type="float">
            <text:p>7151.91187</text:p>
          </table:table-cell>
          <table:table-cell office:value-type="float" office:value="2.04604" calcext:value-type="float">
            <text:p>2.04604</text:p>
          </table:table-cell>
          <table:table-cell office:value-type="float" office:value="10196.168974" calcext:value-type="float">
            <text:p>10196.168974</text:p>
          </table:table-cell>
          <table:table-cell office:value-type="float" office:value="0.342824" calcext:value-type="float">
            <text:p>0.342824</text:p>
          </table:table-cell>
          <table:table-cell office:value-type="float" office:value="-0.358607" calcext:value-type="float">
            <text:p>-0.358607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 office:value-type="float" office:value="501.676553" calcext:value-type="float">
            <text:p>501.676553</text:p>
          </table:table-cell>
          <table:table-cell office:value-type="float" office:value="3427.786992" calcext:value-type="float">
            <text:p>3427.786992</text:p>
          </table:table-cell>
          <table:table-cell office:value-type="float" office:value="6.832663" calcext:value-type="float">
            <text:p>6.832663</text:p>
          </table:table-cell>
          <table:table-cell office:value-type="float" office:value="2537.230569" calcext:value-type="float">
            <text:p>2537.230569</text:p>
          </table:table-cell>
          <table:table-cell office:value-type="float" office:value="0.197726" calcext:value-type="float">
            <text:p>0.197726</text:p>
          </table:table-cell>
          <table:table-cell office:value-type="float" office:value="-1.153269" calcext:value-type="float">
            <text:p>-1.153269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float" office:value="19738.317657" calcext:value-type="float">
            <text:p>19738.317657</text:p>
          </table:table-cell>
          <table:table-cell office:value-type="float" office:value="7971.06629" calcext:value-type="float">
            <text:p>7971.06629</text:p>
          </table:table-cell>
          <table:table-cell office:value-type="float" office:value="0.403837" calcext:value-type="float">
            <text:p>0.403837</text:p>
          </table:table-cell>
          <table:table-cell office:value-type="float" office:value="99963.513374" calcext:value-type="float">
            <text:p>99963.513374</text:p>
          </table:table-cell>
          <table:table-cell office:value-type="float" office:value="0.197455" calcext:value-type="float">
            <text:p>0.197455</text:p>
          </table:table-cell>
          <table:table-cell office:value-type="float" office:value="0.117715" calcext:value-type="float">
            <text:p>0.117715</text:p>
          </table:table-cell>
        </table:table-row>
        <table:table-row table:style-name="ro2">
          <table:table-cell office:value-type="string" calcext:value-type="string">
            <text:p>ZA</text:p>
          </table:table-cell>
          <table:table-cell office:value-type="float" office:value="2449.157973" calcext:value-type="float">
            <text:p>2449.157973</text:p>
          </table:table-cell>
          <table:table-cell office:value-type="float" office:value="4567.494176" calcext:value-type="float">
            <text:p>4567.494176</text:p>
          </table:table-cell>
          <table:table-cell office:value-type="float" office:value="1.864924" calcext:value-type="float">
            <text:p>1.864924</text:p>
          </table:table-cell>
          <table:table-cell office:value-type="float" office:value="13188.693668" calcext:value-type="float">
            <text:p>13188.693668</text:p>
          </table:table-cell>
          <table:table-cell office:value-type="float" office:value="0.185701" calcext:value-type="float">
            <text:p>0.185701</text:p>
          </table:table-cell>
          <table:table-cell office:value-type="float" office:value="-0.160618" calcext:value-type="float">
            <text:p>-0.160618</text:p>
          </table:table-cell>
        </table:table-row>
        <table:table-row table:style-name="ro2">
          <table:table-cell office:value-type="string" calcext:value-type="string">
            <text:p>RoW Asia</text:p>
          </table:table-cell>
          <table:table-cell office:value-type="float" office:value="170367.556182" calcext:value-type="float">
            <text:p>170367.556182</text:p>
          </table:table-cell>
          <table:table-cell office:value-type="float" office:value="24004.827211" calcext:value-type="float">
            <text:p>24004.827211</text:p>
          </table:table-cell>
          <table:table-cell office:value-type="float" office:value="0.1409" calcext:value-type="float">
            <text:p>0.1409</text:p>
          </table:table-cell>
          <table:table-cell office:value-type="float" office:value="441432.660366" calcext:value-type="float">
            <text:p>441432.660366</text:p>
          </table:table-cell>
          <table:table-cell office:value-type="float" office:value="0.385942" calcext:value-type="float">
            <text:p>0.385942</text:p>
          </table:table-cell>
          <table:table-cell office:value-type="float" office:value="0.331563" calcext:value-type="float">
            <text:p>0.331563</text:p>
          </table:table-cell>
        </table:table-row>
        <table:table-row table:style-name="ro2">
          <table:table-cell office:value-type="string" calcext:value-type="string">
            <text:p>RoW LAC</text:p>
          </table:table-cell>
          <table:table-cell office:value-type="float" office:value="26857.893688" calcext:value-type="float">
            <text:p>26857.893688</text:p>
          </table:table-cell>
          <table:table-cell office:value-type="float" office:value="8766.57257" calcext:value-type="float">
            <text:p>8766.57257</text:p>
          </table:table-cell>
          <table:table-cell office:value-type="float" office:value="0.326406" calcext:value-type="float">
            <text:p>0.326406</text:p>
          </table:table-cell>
          <table:table-cell office:value-type="float" office:value="124199.598938" calcext:value-type="float">
            <text:p>124199.598938</text:p>
          </table:table-cell>
          <table:table-cell office:value-type="float" office:value="0.216248" calcext:value-type="float">
            <text:p>0.216248</text:p>
          </table:table-cell>
          <table:table-cell office:value-type="float" office:value="0.145663" calcext:value-type="float">
            <text:p>0.145663</text:p>
          </table:table-cell>
        </table:table-row>
        <table:table-row table:style-name="ro2">
          <table:table-cell office:value-type="string" calcext:value-type="string">
            <text:p>RoW Eur</text:p>
          </table:table-cell>
          <table:table-cell office:value-type="float" office:value="7600.278859" calcext:value-type="float">
            <text:p>7600.278859</text:p>
          </table:table-cell>
          <table:table-cell office:value-type="float" office:value="3460.737663" calcext:value-type="float">
            <text:p>3460.737663</text:p>
          </table:table-cell>
          <table:table-cell office:value-type="float" office:value="0.455344" calcext:value-type="float">
            <text:p>0.455344</text:p>
          </table:table-cell>
          <table:table-cell office:value-type="float" office:value="38071.384608" calcext:value-type="float">
            <text:p>38071.384608</text:p>
          </table:table-cell>
          <table:table-cell office:value-type="float" office:value="0.199632" calcext:value-type="float">
            <text:p>0.199632</text:p>
          </table:table-cell>
          <table:table-cell office:value-type="float" office:value="0.108731" calcext:value-type="float">
            <text:p>0.108731</text:p>
          </table:table-cell>
        </table:table-row>
        <table:table-row table:style-name="ro2">
          <table:table-cell office:value-type="string" calcext:value-type="string">
            <text:p>RoW Africa</text:p>
          </table:table-cell>
          <table:table-cell office:value-type="float" office:value="96556.547808" calcext:value-type="float">
            <text:p>96556.547808</text:p>
          </table:table-cell>
          <table:table-cell office:value-type="float" office:value="5874.139272" calcext:value-type="float">
            <text:p>5874.139272</text:p>
          </table:table-cell>
          <table:table-cell office:value-type="float" office:value="0.060836" calcext:value-type="float">
            <text:p>0.060836</text:p>
          </table:table-cell>
          <table:table-cell office:value-type="float" office:value="336880.743151" calcext:value-type="float">
            <text:p>336880.743151</text:p>
          </table:table-cell>
          <table:table-cell office:value-type="float" office:value="0.286619" calcext:value-type="float">
            <text:p>0.286619</text:p>
          </table:table-cell>
          <table:table-cell office:value-type="float" office:value="0.269183" calcext:value-type="float">
            <text:p>0.269183</text:p>
          </table:table-cell>
        </table:table-row>
        <table:table-row table:style-name="ro3">
          <table:table-cell office:value-type="string" calcext:value-type="string">
            <text:p>RoW Middle East</text:p>
          </table:table-cell>
          <table:table-cell office:value-type="float" office:value="15112.741525" calcext:value-type="float">
            <text:p>15112.741525</text:p>
          </table:table-cell>
          <table:table-cell office:value-type="float" office:value="20891.108244" calcext:value-type="float">
            <text:p>20891.108244</text:p>
          </table:table-cell>
          <table:table-cell office:value-type="float" office:value="1.382351" calcext:value-type="float">
            <text:p>1.382351</text:p>
          </table:table-cell>
          <table:table-cell office:value-type="float" office:value="58929.160618" calcext:value-type="float">
            <text:p>58929.160618</text:p>
          </table:table-cell>
          <table:table-cell office:value-type="float" office:value="0.256456" calcext:value-type="float">
            <text:p>0.256456</text:p>
          </table:table-cell>
          <table:table-cell office:value-type="float" office:value="-0.098056" calcext:value-type="float">
            <text:p>-0.098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3:51:29.556089878</meta:creation-date>
    <dc:date>2018-05-08T23:55:59.442008297</dc:date>
    <meta:editing-duration>PT4M32S</meta:editing-duration>
    <meta:editing-cycles>1</meta:editing-cycles>
    <meta:document-statistic meta:table-count="1" meta:cell-count="343" meta:object-count="0"/>
    <meta:generator>LibreOffice/5.1.6.2$Linux_X86_64 LibreOffice_project/10m0$Build-2</meta:generator>
  </office:meta>
</office:document-meta>
</file>